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5.856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0069in" table:align="left"/>
    </style:style>
    <style:style style:name="Table2.A" style:family="table-column">
      <style:table-column-properties style:column-width="1.6125in"/>
    </style:style>
    <style:style style:name="Table2.B" style:family="table-column">
      <style:table-column-properties style:column-width="1.6465in"/>
    </style:style>
    <style:style style:name="Table2.C" style:family="table-column">
      <style:table-column-properties style:column-width="1.747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Standard">
      <style:paragraph-properties fo:margin-top="0in" fo:margin-bottom="0.1965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at is best practice for creating postgresql roles and users?</text:p>
      <text:h text:style-name="Heading_20_6" text:outline-level="6">ChatGPT said:</text:h>
      <text:p text:style-name="Text_20_body">Creating <text:span text:style-name="Strong_20_Emphasis">roles and users in PostgreSQL</text:span> is a core part of database security and administration. PostgreSQL distinguishes between <text:span text:style-name="Strong_20_Emphasis">roles</text:span> and <text:span text:style-name="Strong_20_Emphasis">users</text:span>, though in practice a “user” is just a role with <text:span text:style-name="Source_20_Text">LOGIN</text:span> permission. Here’s a thorough guide to <text:span text:style-name="Strong_20_Emphasis">best practices</text:span>:</text:p>
      <text:p text:style-name="Horizontal_20_Line"/>
      <text:h text:style-name="Heading_20_2" text:outline-level="2"><text:span text:style-name="Strong_20_Emphasis">1️⃣ Understand roles vs. user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Role</text:span></text:p>
          </table:table-cell>
          <table:table-cell table:style-name="Table1.A1" office:value-type="string">
            <text:p text:style-name="Table_20_Contents">Abstract entity that can own objects and have privileges. Can be a <text:span text:style-name="Strong_20_Emphasis">group</text:span> or a <text:span text:style-name="Strong_20_Emphasis">login user</text:span>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r</text:span></text:p>
          </table:table-cell>
          <table:table-cell table:style-name="Table1.A1" office:value-type="string">
            <text:p text:style-name="Table_20_Contents">A role with <text:span text:style-name="Source_20_Text">LOGIN</text:span> permission (<text:span text:style-name="Source_20_Text">CREATE ROLE username LOGIN;</text:span>). Essentially a user accoun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roup role</text:span></text:p>
          </table:table-cell>
          <table:table-cell table:style-name="Table1.A1" office:value-type="string">
            <text:p text:style-name="Table_20_Contents">A role without <text:span text:style-name="Source_20_Text">LOGIN</text:span> permission, used to group permissions for multiple users.</text:p>
          </table:table-cell>
        </table:table-row>
      </table:table>
      <text:p text:style-name="Text_20_body"><text:span text:style-name="Strong_20_Emphasis">Best practice:</text:span> Use <text:span text:style-name="Strong_20_Emphasis">roles for privileges</text:span> and <text:span text:style-name="Strong_20_Emphasis">users for actual login accounts</text:span>.</text:p>
      <text:p text:style-name="Horizontal_20_Line"/>
      <text:h text:style-name="Heading_20_2" text:outline-level="2"><text:span text:style-name="Strong_20_Emphasis">2️⃣ General principles</text:span></text:h>
      <text:list text:style-name="L1">
        <text:list-item>
          <text:p text:style-name="P5"><text:span text:style-name="Strong_20_Emphasis">Use the least privilege principle</text:span></text:p>
          <text:list>
            <text:list-item>
              <text:p text:style-name="P5">Grant users only the permissions they need.</text:p>
            </text:list-item>
            <text:list-item>
              <text:p text:style-name="P5">Avoid giving <text:span text:style-name="Source_20_Text">SUPERUSER</text:span> unless absolutely required.</text:p>
            </text:list-item>
          </text:list>
        </text:list-item>
        <text:list-item>
          <text:p text:style-name="P5"><text:span text:style-name="Strong_20_Emphasis">Separate roles for responsibilities</text:span></text:p>
          <text:list>
            <text:list-item>
              <text:p text:style-name="P5">Example roles:</text:p>
              <text:list>
                <text:list-item>
                  <text:p text:style-name="P5"><text:span text:style-name="Source_20_Text">app_readonly</text:span> → read-only access to application data</text:p>
                </text:list-item>
                <text:list-item>
                  <text:p text:style-name="P5"><text:span text:style-name="Source_20_Text">app_readwrite</text:span> → read/write access</text:p>
                </text:list-item>
                <text:list-item>
                  <text:p text:style-name="P5"><text:span text:style-name="Source_20_Text">app_admin</text:span> → schema/table maintenance, migrations</text:p>
                </text:list-item>
              </text:list>
            </text:list-item>
          </text:list>
        </text:list-item>
        <text:list-item>
          <text:p text:style-name="P5"><text:span text:style-name="Strong_20_Emphasis">Use group roles for permission management</text:span></text:p>
          <text:list>
            <text:list-item>
              <text:p text:style-name="P5">Assign permissions to a role, then add users to the role.</text:p>
            </text:list-item>
            <text:list-item>
              <text:p text:style-name="P5">Easier to maintain than granting permissions to each user individually.</text:p>
            </text:list-item>
          </text:list>
        </text:list-item>
        <text:list-item>
          <text:p text:style-name="P5"><text:span text:style-name="Strong_20_Emphasis">Use strong passwords and authentication</text:span></text:p>
          <text:list>
            <text:list-item>
              <text:p text:style-name="P5">Always use <text:span text:style-name="Source_20_Text">SCRAM-SHA-256</text:span> for passwords (<text:span text:style-name="Source_20_Text">CREATE ROLE user LOGIN PASSWORD 'strongpassword';</text:span>)</text:p>
            </text:list-item>
            <text:list-item>
              <text:p text:style-name="P5">Avoid <text:span text:style-name="Source_20_Text">trust</text:span> authentication in production.</text:p>
            </text:list-item>
          </text:list>
        </text:list-item>
        <text:list-item>
          <text:p text:style-name="P5"><text:span text:style-name="Strong_20_Emphasis">Avoid using </text:span><text:span text:style-name="Strong_20_Emphasis"><text:span text:style-name="Source_20_Text">postgres</text:span></text:span><text:span text:style-name="Strong_20_Emphasis"> superuser for applications</text:span></text:p>
          <text:list>
            <text:list-item>
              <text:p text:style-name="P5">Create a separate role for your app with limited privileges.</text:p>
            </text:list-item>
          </text:list>
        </text:list-item>
      </text:list>
      <text:p text:style-name="Horizontal_20_Line"><text:soft-page-break/></text:p>
      <text:h text:style-name="Heading_20_2" text:outline-level="2"><text:span text:style-name="Strong_20_Emphasis">3️⃣ Example workflow</text:span></text:h>
      <text:h text:style-name="Heading_20_3" text:outline-level="3">Step 1: Create a group role</text:h>
      <text:p text:style-name="P1"><text:span text:style-name="Source_20_Text">-- Read-only access</text:span></text:p>
      <text:p text:style-name="P2"><text:span text:style-name="Source_20_Text">CREATE ROLE app_readonly NOLOGIN;</text:span></text:p>
      <text:p text:style-name="P2"/>
      <text:p text:style-name="P2"><text:span text:style-name="Source_20_Text">-- Read-write access</text:span></text:p>
      <text:p text:style-name="P3"><text:span text:style-name="Source_20_Text">CREATE ROLE app_readwrite NOLOGIN;</text:span></text:p>
      <text:p text:style-name="Horizontal_20_Line"/>
      <text:h text:style-name="Heading_20_3" text:outline-level="3">Step 2: Grant privileges to group roles</text:h>
      <text:p text:style-name="P1"><text:span text:style-name="Source_20_Text">GRANT CONNECT ON DATABASE mydb TO app_readonly, app_readwrite;</text:span></text:p>
      <text:p text:style-name="P2"><text:span text:style-name="Source_20_Text">GRANT USAGE ON SCHEMA public TO app_readonly, app_readwrite;</text:span></text:p>
      <text:p text:style-name="P2"/>
      <text:p text:style-name="P2"><text:span text:style-name="Source_20_Text">-- Tables</text:span></text:p>
      <text:p text:style-name="P2"><text:span text:style-name="Source_20_Text">GRANT SELECT ON ALL TABLES IN SCHEMA public TO app_readonly;</text:span></text:p>
      <text:p text:style-name="P2"><text:span text:style-name="Source_20_Text">GRANT SELECT, INSERT, UPDATE, DELETE ON ALL TABLES IN SCHEMA public TO app_readwrite;</text:span></text:p>
      <text:p text:style-name="P2"/>
      <text:p text:style-name="P2"><text:span text:style-name="Source_20_Text">-- Make future tables inherit privileges automatically</text:span></text:p>
      <text:p text:style-name="P2"><text:span text:style-name="Source_20_Text">ALTER DEFAULT PRIVILEGES IN SCHEMA public</text:span></text:p>
      <text:p text:style-name="P2"><text:span text:style-name="Source_20_Text"><text:s text:c="3"/>GRANT SELECT ON TABLES TO app_readonly;</text:span></text:p>
      <text:p text:style-name="P2"><text:span text:style-name="Source_20_Text">ALTER DEFAULT PRIVILEGES IN SCHEMA public</text:span></text:p>
      <text:p text:style-name="P3"><text:span text:style-name="Source_20_Text"><text:s text:c="3"/>GRANT SELECT, INSERT, UPDATE, DELETE ON TABLES TO app_readwrite;</text:span></text:p>
      <text:p text:style-name="Horizontal_20_Line"/>
      <text:h text:style-name="Heading_20_3" text:outline-level="3">Step 3: Create user accounts</text:h>
      <text:p text:style-name="P1"><text:span text:style-name="Source_20_Text">CREATE ROLE alice LOGIN PASSWORD 'securepassword';</text:span></text:p>
      <text:p text:style-name="P3"><text:span text:style-name="Source_20_Text">CREATE ROLE bob LOGIN PASSWORD 'anotherpassword';</text:span></text:p>
      <text:p text:style-name="Horizontal_20_Line"/>
      <text:h text:style-name="Heading_20_3" text:outline-level="3">Step 4: Assign users to group roles</text:h>
      <text:p text:style-name="P1"><text:span text:style-name="Source_20_Text">GRANT app_readonly TO alice;</text:span></text:p>
      <text:p text:style-name="P3"><text:span text:style-name="Source_20_Text">GRANT app_readwrite TO bob;</text:span></text:p>
      <text:list text:style-name="L2">
        <text:list-item>
          <text:p text:style-name="P6">Now <text:span text:style-name="Source_20_Text">alice</text:span> has read-only permissions.</text:p>
        </text:list-item>
        <text:list-item>
          <text:p text:style-name="P6"><text:span text:style-name="Source_20_Text">bob</text:span> can read/write as needed.</text:p>
        </text:list-item>
      </text:list>
      <text:p text:style-name="Horizontal_20_Line"/>
      <text:h text:style-name="Heading_20_2" text:outline-level="2"><text:span text:style-name="Strong_20_Emphasis">4️⃣ Other best practices</text:span></text:h>
      <text:list text:style-name="L3">
        <text:list-item>
          <text:p text:style-name="P7"><text:span text:style-name="Strong_20_Emphasis">Separate superuser and admin roles</text:span>: Only use superuser for maintenance tasks.</text:p>
        </text:list-item>
        <text:list-item>
          <text:p text:style-name="P7"><text:span text:style-name="Strong_20_Emphasis">Schema-based separation</text:span>: For multi-tenant apps, use separate schemas per tenant and grant schema-specific privileges.</text:p>
        </text:list-item>
        <text:list-item>
          <text:p text:style-name="P7"><text:soft-page-break/><text:span text:style-name="Strong_20_Emphasis">Audit user activity</text:span>: Enable logging of connections and SQL queries if security/compliance is important.</text:p>
        </text:list-item>
        <text:list-item>
          <text:p text:style-name="P7"><text:span text:style-name="Strong_20_Emphasis">Revoking access</text:span>: Use <text:span text:style-name="Source_20_Text">REVOKE</text:span> instead of deleting roles immediately if you need a temporary suspension.</text:p>
        </text:list-item>
        <text:list-item>
          <text:p text:style-name="P7"><text:span text:style-name="Strong_20_Emphasis">Avoid hardcoding passwords</text:span> in scripts; use environment variables or secrets managers.</text:p>
        </text:list-item>
      </text:list>
      <text:p text:style-name="Horizontal_20_Line"/>
      <text:h text:style-name="Heading_20_2" text:outline-level="2"><text:span text:style-name="Strong_20_Emphasis">5️⃣ Summary: Recommended Role Structure</text:span></text:h>
      <text:p text:style-name="P1"><text:span text:style-name="Source_20_Text">app_readonly <text:s text:c="2"/>-- group role: read-only</text:span></text:p>
      <text:p text:style-name="P2"><text:span text:style-name="Source_20_Text">app_readwrite <text:s/>-- group role: read/write</text:span></text:p>
      <text:p text:style-name="P2"><text:span text:style-name="Source_20_Text">app_admin <text:s text:c="5"/>-- group role: schema/table management</text:span></text:p>
      <text:p text:style-name="P2"><text:span text:style-name="Source_20_Text">alice <text:s text:c="9"/>-- user: assigned to app_readonly</text:span></text:p>
      <text:p text:style-name="P3"><text:span text:style-name="Source_20_Text">bob <text:s text:c="11"/>-- user: assigned to app_readwrite</text:span></text:p>
      <text:p text:style-name="Text_20_body">This is <text:span text:style-name="Strong_20_Emphasis">clean, maintainable, and secure</text:span>, especially for production systems.</text:p>
      <text:p text:style-name="Horizontal_20_Line"/>
      <text:p text:style-name="Text_20_body">If you want, I can make a <text:span text:style-name="Strong_20_Emphasis">ready-to-run SQL script template</text:span> that sets up a <text:span text:style-name="Strong_20_Emphasis">full PostgreSQL role hierarchy with read-only, read/write, and admin users</text:span>, including default privileges for future tables.</text:p>
      <text:p text:style-name="Text_20_body">Do you want me to do that?</text:p>
      <text:h text:style-name="Heading_20_5" text:outline-level="5">You said:</text:h>
      <text:p text:style-name="Text_20_body">yes, please</text:p>
      <text:h text:style-name="Heading_20_6" text:outline-level="6">ChatGPT said:</text:h>
      <text:p text:style-name="Text_20_body">Perfect! Here’s a <text:span text:style-name="Strong_20_Emphasis">ready-to-use SQL template</text:span> for PostgreSQL that sets up a <text:span text:style-name="Strong_20_Emphasis">role hierarchy</text:span> with <text:span text:style-name="Strong_20_Emphasis">read-only, read/write, and admin users</text:span>, including default privileges for future tables. You can adapt usernames, passwords, and database/schema names as needed.</text:p>
      <text:p text:style-name="Horizontal_20_Line"/>
      <text:h text:style-name="Heading_20_2" text:outline-level="2"><text:span text:style-name="Strong_20_Emphasis">PostgreSQL Role &amp; User Setup Template</text:span></text:h>
      <text:p text:style-name="P1"><text:span text:style-name="Source_20_Text">-- =========================</text:span></text:p>
      <text:p text:style-name="P2"><text:span text:style-name="Source_20_Text">-- 1️⃣ Create Group Roles</text:span></text:p>
      <text:p text:style-name="P2"><text:span text:style-name="Source_20_Text">-- =========================</text:span></text:p>
      <text:p text:style-name="P2"><text:span text:style-name="Source_20_Text">-- Read-only access</text:span></text:p>
      <text:p text:style-name="P2"><text:span text:style-name="Source_20_Text">CREATE ROLE app_readonly NOLOGIN;</text:span></text:p>
      <text:p text:style-name="P2"/>
      <text:p text:style-name="P2"><text:span text:style-name="Source_20_Text">-- Read-write access</text:span></text:p>
      <text:p text:style-name="P2"><text:span text:style-name="Source_20_Text">CREATE ROLE app_readwrite NOLOGIN;</text:span></text:p>
      <text:p text:style-name="P2"/>
      <text:p text:style-name="P2"><text:span text:style-name="Source_20_Text">-- Admin access (schema/table management)</text:span></text:p>
      <text:p text:style-name="P2"><text:span text:style-name="Source_20_Text">CREATE ROLE app_admin NOLOGIN;</text:span></text:p>
      <text:p text:style-name="P2"/>
      <text:p text:style-name="P2"><text:span text:style-name="Source_20_Text">-- =========================</text:span></text:p>
      <text:p text:style-name="P2"><text:span text:style-name="Source_20_Text">-- 2️⃣ Create User Accounts</text:span></text:p>
      <text:p text:style-name="P2"><text:span text:style-name="Source_20_Text">-- =========================</text:span></text:p>
      <text:p text:style-name="P2"><text:span text:style-name="Source_20_Text">-- Replace passwords with secure ones</text:span></text:p>
      <text:p text:style-name="P2"><text:span text:style-name="Source_20_Text">CREATE ROLE alice LOGIN PASSWORD 'securepassword_alice';</text:span></text:p>
      <text:p text:style-name="P2"><text:span text:style-name="Source_20_Text">CREATE ROLE bob LOGIN PASSWORD 'securepassword_bob';</text:span></text:p>
      <text:p text:style-name="P2"><text:soft-page-break/><text:span text:style-name="Source_20_Text">CREATE ROLE carol LOGIN PASSWORD 'securepassword_carol';</text:span></text:p>
      <text:p text:style-name="P2"/>
      <text:p text:style-name="P2"><text:span text:style-name="Source_20_Text">-- =========================</text:span></text:p>
      <text:p text:style-name="P2"><text:span text:style-name="Source_20_Text">-- 3️⃣ Assign Users to Group Roles</text:span></text:p>
      <text:p text:style-name="P2"><text:span text:style-name="Source_20_Text">-- =========================</text:span></text:p>
      <text:p text:style-name="P2"><text:span text:style-name="Source_20_Text">GRANT app_readonly TO alice;</text:span></text:p>
      <text:p text:style-name="P2"><text:span text:style-name="Source_20_Text">GRANT app_readwrite TO bob;</text:span></text:p>
      <text:p text:style-name="P2"><text:span text:style-name="Source_20_Text">GRANT app_admin TO carol;</text:span></text:p>
      <text:p text:style-name="P2"/>
      <text:p text:style-name="P2"><text:span text:style-name="Source_20_Text">-- =========================</text:span></text:p>
      <text:p text:style-name="P2"><text:span text:style-name="Source_20_Text">-- 4️⃣ Grant Database &amp; Schema Access</text:span></text:p>
      <text:p text:style-name="P2"><text:span text:style-name="Source_20_Text">-- =========================</text:span></text:p>
      <text:p text:style-name="P2"><text:span text:style-name="Source_20_Text">-- Replace 'mydb' with your database name</text:span></text:p>
      <text:p text:style-name="P2"><text:span text:style-name="Source_20_Text">GRANT CONNECT ON DATABASE mydb TO app_readonly, app_readwrite, app_admin;</text:span></text:p>
      <text:p text:style-name="P2"/>
      <text:p text:style-name="P2"><text:span text:style-name="Source_20_Text">-- Replace 'public' with your schema if needed</text:span></text:p>
      <text:p text:style-name="P2"><text:span text:style-name="Source_20_Text">GRANT USAGE ON SCHEMA public TO app_readonly, app_readwrite, app_admin;</text:span></text:p>
      <text:p text:style-name="P2"/>
      <text:p text:style-name="P2"><text:span text:style-name="Source_20_Text">-- =========================</text:span></text:p>
      <text:p text:style-name="P2"><text:span text:style-name="Source_20_Text">-- 5️⃣ Grant Table Privileges</text:span></text:p>
      <text:p text:style-name="P2"><text:span text:style-name="Source_20_Text">-- =========================</text:span></text:p>
      <text:p text:style-name="P2"><text:span text:style-name="Source_20_Text">-- Existing tables</text:span></text:p>
      <text:p text:style-name="P2"><text:span text:style-name="Source_20_Text">GRANT SELECT ON ALL TABLES IN SCHEMA public TO app_readonly;</text:span></text:p>
      <text:p text:style-name="P2"><text:span text:style-name="Source_20_Text">GRANT SELECT, INSERT, UPDATE, DELETE ON ALL TABLES IN SCHEMA public TO app_readwrite;</text:span></text:p>
      <text:p text:style-name="P2"><text:span text:style-name="Source_20_Text">GRANT ALL PRIVILEGES ON ALL TABLES IN SCHEMA public TO app_admin;</text:span></text:p>
      <text:p text:style-name="P2"/>
      <text:p text:style-name="P2"><text:span text:style-name="Source_20_Text">-- Future tables: automatically inherit privileges</text:span></text:p>
      <text:p text:style-name="P2"><text:span text:style-name="Source_20_Text">ALTER DEFAULT PRIVILEGES IN SCHEMA public</text:span></text:p>
      <text:p text:style-name="P2"><text:span text:style-name="Source_20_Text"><text:s text:c="3"/>GRANT SELECT ON TABLES TO app_readonly;</text:span></text:p>
      <text:p text:style-name="P2"/>
      <text:p text:style-name="P2"><text:span text:style-name="Source_20_Text">ALTER DEFAULT PRIVILEGES IN SCHEMA public</text:span></text:p>
      <text:p text:style-name="P2"><text:span text:style-name="Source_20_Text"><text:s text:c="3"/>GRANT SELECT, INSERT, UPDATE, DELETE ON TABLES TO app_readwrite;</text:span></text:p>
      <text:p text:style-name="P2"/>
      <text:p text:style-name="P2"><text:span text:style-name="Source_20_Text">ALTER DEFAULT PRIVILEGES IN SCHEMA public</text:span></text:p>
      <text:p text:style-name="P2"><text:span text:style-name="Source_20_Text"><text:s text:c="3"/>GRANT ALL PRIVILEGES ON TABLES TO app_admin;</text:span></text:p>
      <text:p text:style-name="P2"/>
      <text:p text:style-name="P2"><text:span text:style-name="Source_20_Text">-- =========================</text:span></text:p>
      <text:p text:style-name="P2"><text:span text:style-name="Source_20_Text">-- 6️⃣ Grant Sequence Privileges (important for SERIAL/ID columns)</text:span></text:p>
      <text:p text:style-name="P2"><text:span text:style-name="Source_20_Text">-- =========================</text:span></text:p>
      <text:p text:style-name="P2"><text:span text:style-name="Source_20_Text">GRANT USAGE, SELECT ON ALL SEQUENCES IN SCHEMA public TO app_readonly;</text:span></text:p>
      <text:p text:style-name="P2"><text:span text:style-name="Source_20_Text">GRANT USAGE, SELECT, UPDATE ON ALL SEQUENCES IN SCHEMA public TO app_readwrite;</text:span></text:p>
      <text:p text:style-name="P2"><text:span text:style-name="Source_20_Text">GRANT ALL PRIVILEGES ON ALL SEQUENCES IN SCHEMA public TO app_admin;</text:span></text:p>
      <text:p text:style-name="P2"/>
      <text:p text:style-name="P2"><text:span text:style-name="Source_20_Text">-- Future sequences</text:span></text:p>
      <text:p text:style-name="P2"><text:span text:style-name="Source_20_Text">ALTER DEFAULT PRIVILEGES IN SCHEMA public</text:span></text:p>
      <text:p text:style-name="P2"><text:span text:style-name="Source_20_Text"><text:s text:c="3"/>GRANT USAGE, SELECT ON SEQUENCES TO app_readonly;</text:span></text:p>
      <text:p text:style-name="P2"><text:span text:style-name="Source_20_Text">ALTER DEFAULT PRIVILEGES IN SCHEMA public</text:span></text:p>
      <text:p text:style-name="P2"><text:span text:style-name="Source_20_Text"><text:s text:c="3"/>GRANT USAGE, SELECT, UPDATE ON SEQUENCES TO app_readwrite;</text:span></text:p>
      <text:p text:style-name="P2"><text:span text:style-name="Source_20_Text">ALTER DEFAULT PRIVILEGES IN SCHEMA public</text:span></text:p>
      <text:p text:style-name="P2"><text:span text:style-name="Source_20_Text"><text:s text:c="3"/>GRANT ALL PRIVILEGES ON SEQUENCES TO app_admin;</text:span></text:p>
      <text:p text:style-name="P2"/>
      <text:p text:style-name="P2"><text:span text:style-name="Source_20_Text">-- =========================</text:span></text:p>
      <text:p text:style-name="P2"><text:span text:style-name="Source_20_Text">-- 7️⃣ Optional: Grant Functions Privileges</text:span></text:p>
      <text:p text:style-name="P2"><text:span text:style-name="Source_20_Text">-- =========================</text:span></text:p>
      <text:p text:style-name="P2"><text:span text:style-name="Source_20_Text">GRANT EXECUTE ON ALL FUNCTIONS IN SCHEMA public TO app_readonly;</text:span></text:p>
      <text:p text:style-name="P2"><text:span text:style-name="Source_20_Text">GRANT EXECUTE ON ALL FUNCTIONS IN SCHEMA public TO app_readwrite;</text:span></text:p>
      <text:p text:style-name="P2"><text:span text:style-name="Source_20_Text">GRANT ALL PRIVILEGES ON ALL FUNCTIONS IN SCHEMA public TO app_admin;</text:span></text:p>
      <text:p text:style-name="P2"/>
      <text:p text:style-name="P2"><text:span text:style-name="Source_20_Text">-- Future functions</text:span></text:p>
      <text:p text:style-name="P2"><text:span text:style-name="Source_20_Text">ALTER DEFAULT PRIVILEGES IN SCHEMA public</text:span></text:p>
      <text:p text:style-name="P2"><text:span text:style-name="Source_20_Text"><text:s text:c="3"/>GRANT EXECUTE ON FUNCTIONS TO app_readonly;</text:span></text:p>
      <text:p text:style-name="P2"><text:span text:style-name="Source_20_Text">ALTER DEFAULT PRIVILEGES IN SCHEMA public</text:span></text:p>
      <text:p text:style-name="P2"><text:span text:style-name="Source_20_Text"><text:s text:c="3"/>GRANT EXECUTE ON FUNCTIONS TO app_readwrite;</text:span></text:p>
      <text:p text:style-name="P2"><text:soft-page-break/><text:span text:style-name="Source_20_Text">ALTER DEFAULT PRIVILEGES IN SCHEMA public</text:span></text:p>
      <text:p text:style-name="P2"><text:span text:style-name="Source_20_Text"><text:s text:c="3"/>GRANT ALL PRIVILEGES ON FUNCTIONS TO app_admin;</text:span></text:p>
      <text:p text:style-name="P2"/>
      <text:p text:style-name="P2"><text:span text:style-name="Source_20_Text">-- =========================</text:span></text:p>
      <text:p text:style-name="P2"><text:span text:style-name="Source_20_Text">-- Done</text:span></text:p>
      <text:p text:style-name="P3"><text:span text:style-name="Source_20_Text">-- =========================</text:span></text:p>
      <text:p text:style-name="Horizontal_20_Line"/>
      <text:h text:style-name="Heading_20_3" text:outline-level="3"><text:span text:style-name="Strong_20_Emphasis">✅ Notes</text:span></text:h>
      <text:list text:style-name="L4">
        <text:list-item>
          <text:p text:style-name="P8"><text:span text:style-name="Strong_20_Emphasis">Passwords:</text:span> Replace <text:span text:style-name="Source_20_Text">'securepassword_*'</text:span> with strong, unique passwords.</text:p>
        </text:list-item>
        <text:list-item>
          <text:p text:style-name="P8"><text:span text:style-name="Strong_20_Emphasis">Schema:</text:span> Replace <text:span text:style-name="Source_20_Text">public</text:span> with your application schema if different.</text:p>
        </text:list-item>
        <text:list-item>
          <text:p text:style-name="P8"><text:span text:style-name="Strong_20_Emphasis">Database:</text:span> Run this <text:span text:style-name="Strong_20_Emphasis">inside the target database</text:span> (e.g., <text:span text:style-name="Source_20_Text">\c mydb</text:span> in psql).</text:p>
        </text:list-item>
        <text:list-item>
          <text:p text:style-name="P8"><text:span text:style-name="Strong_20_Emphasis">Future objects:</text:span> <text:span text:style-name="Source_20_Text">ALTER DEFAULT PRIVILEGES</text:span> ensures new tables, sequences, and functions automatically get the correct access.</text:p>
        </text:list-item>
        <text:list-item>
          <text:p text:style-name="P8"><text:span text:style-name="Strong_20_Emphasis">Separation of concerns:</text:span> Users don’t get direct privileges—they inherit them from <text:span text:style-name="Strong_20_Emphasis">group roles</text:span>, making maintenance easier.</text:p>
        </text:list-item>
      </text:list>
      <text:p text:style-name="Standard"/>
      <text:h text:style-name="Heading_20_2" text:outline-level="2"><text:span text:style-name="Strong_20_Emphasis">Default privileges of </text:span><text:span text:style-name="Strong_20_Emphasis"><text:span text:style-name="Source_20_Text">postgres</text:span></text:span></text:h>
      <text:list text:style-name="L5">
        <text:list-item>
          <text:p text:style-name="P9"><text:span text:style-name="Strong_20_Emphasis">Superuser</text:span>: Yes. Can bypass all permission checks.</text:p>
        </text:list-item>
        <text:list-item>
          <text:p text:style-name="P9"><text:span text:style-name="Strong_20_Emphasis">Login</text:span>: Yes. Can connect to any database.</text:p>
        </text:list-item>
        <text:list-item>
          <text:p text:style-name="P9"><text:span text:style-name="Strong_20_Emphasis">Create roles</text:span>: Yes. Can create and manage other users/roles.</text:p>
        </text:list-item>
        <text:list-item>
          <text:p text:style-name="P9"><text:span text:style-name="Strong_20_Emphasis">Create databases</text:span>: Yes. Can create new databases.</text:p>
        </text:list-item>
        <text:list-item>
          <text:p text:style-name="P9"><text:span text:style-name="Strong_20_Emphasis">Create schemas, tables, functions, extensions</text:span>: Yes. Full control.</text:p>
        </text:list-item>
        <text:list-item>
          <text:p text:style-name="P9"><text:span text:style-name="Strong_20_Emphasis">Drop objects</text:span>: Yes. Can drop any table, schema, or database.</text:p>
        </text:list-item>
        <text:list-item>
          <text:p text:style-name="P9"><text:span text:style-name="Strong_20_Emphasis">Replication</text:span>: By default, can be configured for replication.</text:p>
        </text:list-item>
        <text:list-item>
          <text:p text:style-name="P9"><text:span text:style-name="Strong_20_Emphasis">Access to all objects</text:span>: Can read/write all tables, sequences, views, functions, etc.</text:p>
        </text:list-item>
      </text:list>
      <text:p text:style-name="Horizontal_20_Line"/>
      <text:h text:style-name="Heading_20_2" text:outline-level="2"><text:span text:style-name="Strong_20_Emphasis">2️⃣ Intended use</text:span></text:h>
      <text:list text:style-name="L6">
        <text:list-item>
          <text:p text:style-name="P10"><text:span text:style-name="Strong_20_Emphasis">Cluster administration</text:span>:</text:p>
          <text:list>
            <text:list-item>
              <text:p text:style-name="P10">Creating new roles/users</text:p>
            </text:list-item>
            <text:list-item>
              <text:p text:style-name="P10">Creating and dropping databases</text:p>
            </text:list-item>
            <text:list-item>
              <text:p text:style-name="P10">Installing extensions</text:p>
            </text:list-item>
            <text:list-item>
              <text:p text:style-name="P10">Performing maintenance tasks</text:p>
            </text:list-item>
          </text:list>
        </text:list-item>
        <text:list-item>
          <text:p text:style-name="P10"><text:span text:style-name="Strong_20_Emphasis">Not intended for application connections</text:span>:</text:p>
          <text:list>
            <text:list-item>
              <text:p text:style-name="P10">You should <text:span text:style-name="Strong_20_Emphasis">not use </text:span><text:span text:style-name="Strong_20_Emphasis"><text:span text:style-name="Source_20_Text">postgres</text:span></text:span> for your web or app workloads.</text:p>
            </text:list-item>
            <text:list-item>
              <text:p text:style-name="P10"><text:soft-page-break/>Using it for apps risks <text:span text:style-name="Strong_20_Emphasis">accidental data deletion</text:span> or <text:span text:style-name="Strong_20_Emphasis">security issues</text:span> if credentials are compromised.</text:p>
            </text:list-item>
          </text:list>
        </text:list-item>
      </text:list>
      <text:p text:style-name="Horizontal_20_Line"/>
      <text:h text:style-name="Heading_20_2" text:outline-level="2"><text:span text:style-name="Strong_20_Emphasis">3️⃣ Best practices for </text:span><text:span text:style-name="Strong_20_Emphasis"><text:span text:style-name="Source_20_Text">postgres</text:span></text:span><text:span text:style-name="Strong_20_Emphasis"> user</text:span></text:h>
      <text:list text:style-name="L7">
        <text:list-item>
          <text:p text:style-name="P11"><text:span text:style-name="Strong_20_Emphasis">Use </text:span><text:span text:style-name="Strong_20_Emphasis"><text:span text:style-name="Source_20_Text">postgres</text:span></text:span><text:span text:style-name="Strong_20_Emphasis"> only for administration</text:span></text:p>
          <text:list>
            <text:list-item>
              <text:p text:style-name="P11">Superuser tasks: creating other users, maintenance, upgrades, backups.</text:p>
            </text:list-item>
            <text:list-item>
              <text:p text:style-name="P11">For day-to-day operations, create a <text:span text:style-name="Strong_20_Emphasis">separate role for applications</text:span>.</text:p>
            </text:list-item>
          </text:list>
        </text:list-item>
        <text:list-item>
          <text:p text:style-name="P11"><text:span text:style-name="Strong_20_Emphasis">Strong password</text:span></text:p>
          <text:list>
            <text:list-item>
              <text:p text:style-name="P11">Set a strong password if <text:span text:style-name="Source_20_Text">postgres</text:span> can connect remotely.</text:p>
            </text:list-item>
            <text:list-item>
              <text:p text:style-name="P11">Use <text:span text:style-name="Source_20_Text">ALTER ROLE postgres WITH PASSWORD 'strongpassword';</text:span></text:p>
            </text:list-item>
          </text:list>
        </text:list-item>
        <text:list-item>
          <text:p text:style-name="P11"><text:span text:style-name="Strong_20_Emphasis">Restrict remote access</text:span></text:p>
          <text:list>
            <text:list-item>
              <text:p text:style-name="P11">By default, only <text:span text:style-name="Source_20_Text">localhost</text:span> can connect as <text:span text:style-name="Source_20_Text">postgres</text:span>.</text:p>
            </text:list-item>
            <text:list-item>
              <text:p text:style-name="P11">Edit <text:span text:style-name="Source_20_Text">pg_hba.conf</text:span> and use <text:span text:style-name="Source_20_Text">host</text:span> entries carefully.</text:p>
            </text:list-item>
          </text:list>
        </text:list-item>
        <text:list-item>
          <text:p text:style-name="P11"><text:span text:style-name="Strong_20_Emphasis">Audit usage</text:span></text:p>
          <text:list>
            <text:list-item>
              <text:p text:style-name="P11">Enable logging to track <text:span text:style-name="Source_20_Text">postgres</text:span> connections and queries.</text:p>
            </text:list-item>
            <text:list-item>
              <text:p text:style-name="P11">Avoid running applications or scripts that connect as <text:span text:style-name="Source_20_Text">postgres</text:span>.</text:p>
            </text:list-item>
          </text:list>
        </text:list-item>
        <text:list-item>
          <text:p text:style-name="P11"><text:span text:style-name="Strong_20_Emphasis">Avoid giving </text:span><text:span text:style-name="Strong_20_Emphasis"><text:span text:style-name="Source_20_Text">postgres</text:span></text:span><text:span text:style-name="Strong_20_Emphasis"> credentials to apps</text:span></text:p>
          <text:list>
            <text:list-item>
              <text:p text:style-name="P11">Instead, create dedicated roles with limited privileges for each app.</text:p>
            </text:list-item>
          </text:list>
        </text:list-item>
      </text:list>
      <text:p text:style-name="Horizontal_20_Line"/>
      <text:h text:style-name="Heading_20_2" text:outline-level="2"><text:span text:style-name="Strong_20_Emphasis">4️⃣ Recommended practice for application roles</text:span></text:h>
      <text:list text:style-name="L8">
        <text:list-item>
          <text:p text:style-name="P12"><text:span text:style-name="Strong_20_Emphasis">Create a dedicated role</text:span> with only the privileges needed:</text:p>
        </text:list-item>
      </text:list>
      <text:p text:style-name="P1"><text:span text:style-name="Source_20_Text">-- Example: read-write role for an app</text:span></text:p>
      <text:p text:style-name="P2"><text:span text:style-name="Source_20_Text">CREATE ROLE app_user LOGIN PASSWORD 'securepassword';</text:span></text:p>
      <text:p text:style-name="P2"><text:span text:style-name="Source_20_Text">GRANT CONNECT ON DATABASE mydb TO app_user;</text:span></text:p>
      <text:p text:style-name="P2"><text:span text:style-name="Source_20_Text">GRANT USAGE ON SCHEMA public TO app_user;</text:span></text:p>
      <text:p text:style-name="P2"><text:span text:style-name="Source_20_Text">GRANT SELECT, INSERT, UPDATE, DELETE ON ALL TABLES IN SCHEMA public TO app_user;</text:span></text:p>
      <text:p text:style-name="P2"/>
      <text:p text:style-name="P2"><text:span text:style-name="Source_20_Text">-- Optional: future tables</text:span></text:p>
      <text:p text:style-name="P2"><text:span text:style-name="Source_20_Text">ALTER DEFAULT PRIVILEGES IN SCHEMA public</text:span></text:p>
      <text:p text:style-name="P3"><text:span text:style-name="Source_20_Text"><text:s text:c="3"/>GRANT SELECT, INSERT, UPDATE, DELETE ON TABLES TO app_user;</text:span></text:p>
      <text:list text:style-name="L9">
        <text:list-item>
          <text:p text:style-name="P13">The app <text:span text:style-name="Strong_20_Emphasis">never needs superuser privileges</text:span>.</text:p>
        </text:list-item>
        <text:list-item>
          <text:p text:style-name="P13">Limits damage if credentials are compromised.</text:p>
        </text:list-item>
      </text:list>
      <text:p text:style-name="Horizontal_20_Line"/>
      <text:h text:style-name="Heading_20_3" text:outline-level="3"><text:soft-page-break/><text:span text:style-name="Strong_20_Emphasis">Summary Tabl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<text:span text:style-name="Source_20_Text">postgres</text:span> Superuser</text:p>
            </table:table-cell>
            <table:table-cell table:style-name="Table2.A1" office:value-type="string">
              <text:p text:style-name="Table_20_Heading">App user</text:p>
            </table:table-cell>
          </table:table-row>
        </table:table-header-rows>
        <table:table-row>
          <table:table-cell table:style-name="Table2.A1" office:value-type="string">
            <text:p text:style-name="Table_20_Contents">LOGIN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</table:table-row>
        <table:table-row>
          <table:table-cell table:style-name="Table2.A1" office:value-type="string">
            <text:p text:style-name="Table_20_Contents">SUPERUSER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Usually no</text:p>
          </table:table-cell>
        </table:table-row>
        <table:table-row>
          <table:table-cell table:style-name="Table2.A1" office:value-type="string">
            <text:p text:style-name="Table_20_Contents">CREATE DATABASE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Optional / no</text:p>
          </table:table-cell>
        </table:table-row>
        <table:table-row>
          <table:table-cell table:style-name="Table2.A1" office:value-type="string">
            <text:p text:style-name="Table_20_Contents">CREATE ROLE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Usually no</text:p>
          </table:table-cell>
        </table:table-row>
        <table:table-row>
          <table:table-cell table:style-name="Table2.A1" office:value-type="string">
            <text:p text:style-name="Table_20_Contents">Full table acces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Only what is granted</text:p>
          </table:table-cell>
        </table:table-row>
        <table:table-row>
          <table:table-cell table:style-name="Table2.A1" office:value-type="string">
            <text:p text:style-name="Table_20_Contents">Maintenance task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</table:table-row>
      </table:table>
      <text:p text:style-name="Horizontal_20_Line"/>
      <text:p text:style-name="Text_20_body">💡 <text:span text:style-name="Strong_20_Emphasis">Key Takeaway:</text:span><text:line-break/>The <text:span text:style-name="Source_20_Text">postgres</text:span> user should be <text:span text:style-name="Strong_20_Emphasis">reserved for administration</text:span>, with <text:span text:style-name="Strong_20_Emphasis">full privileges</text:span>, and <text:span text:style-name="Strong_20_Emphasis">never used by applications</text:span>. All applications should have <text:span text:style-name="Strong_20_Emphasis">limited roles</text:span> with only the required permissions.</text:p>
      <text:p text:style-name="Standard"/>
      <text:p text:style-name="Standard"><text:a xlink:type="simple" xlink:href="https://www.red-gate.com/simple-talk/databases/postgresql/postgresql-basics-roles-and-privileges/" text:style-name="Internet_20_link" text:visited-style-name="Visited_20_Internet_20_Link">https://www.red-gate.com/simple-talk/databases/postgresql/postgresql-basics-roles-and-privileges/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4:11:42.638809239</meta:creation-date>
    <dc:date>2025-12-05T15:23:06.994594572</dc:date>
    <meta:editing-duration>PT35M32S</meta:editing-duration>
    <meta:editing-cycles>1</meta:editing-cycles>
    <meta:document-statistic meta:table-count="2" meta:image-count="0" meta:object-count="0" meta:page-count="7" meta:paragraph-count="222" meta:word-count="1478" meta:character-count="9977" meta:non-whitespace-character-count="8719"/>
    <meta:generator>LibreOffice/24.2.7.2$Linux_X86_64 LibreOffice_project/420$Build-2</meta:generator>
  </office:meta>
</office:document-meta>
</file>